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2ff7" officeooo:paragraph-rsid="00152f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ur connaître l'acidité titrable du lait, on ajoute un indicateur coloré, on dose directement le lait, avec de l'hydroxyde de sodium à 0.1N jusqu'à obtenir le volume équivalent. L'acidité est donc Veq * 0.9.</text:p>
      <text:p text:style-name="P1">La flore bactérienne, en trop grand nombre, produit de l'acide lactique que l'on va pouvoir doser dans le lait. Le degrès d'acidité permet de donner le dégrès de conservation du lait. Moins le lait est frais, plus il contiendra d'acide lactique.</text:p>
      <text:p text:style-name="P1"/>
      <text:p text:style-name="P1">Lors du TP, on a une valeur autour de 19.8°D, ce qui signifie que le lait est en cours de "déconservation".</text:p>
      <text:p text:style-name="P1"/>
      <text:p text:style-name="P1">Les lactobacilles transforment le lactose en acide lactique mais ne se développent qu'au bout d'un certain temps.</text:p>
      <text:p text:style-name="P1"/>
      <text:p text:style-name="P1">Les résulats obtenus lors du TP semble concordant car on devrait trouver entre 16 et 18°D, pour considérer le lait comme frais. Mais comme le lait a été ouvert un peu avant, ce taux d'acidité a obligatoirement monté, du fait d’un développement de bactéries, on arrive donc à 19.8°D. Le lait caille autour de 70°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9:42:29.995878167</meta:creation-date>
    <dc:date>2017-12-11T09:48:12.890056084</dc:date>
    <meta:editing-duration>PT5M43S</meta:editing-duration>
    <meta:editing-cycles>1</meta:editing-cycles>
    <meta:document-statistic meta:table-count="0" meta:image-count="0" meta:object-count="0" meta:page-count="1" meta:paragraph-count="5" meta:word-count="168" meta:character-count="986" meta:non-whitespace-character-count="823"/>
    <meta:generator>LibreOffice/5.3.7.2.0$Linux_X86_64 LibreOffice_project/30m0$Build-2</meta:generator>
  </office:meta>
</office:document-meta>
</file>